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65f10" officeooo:paragraph-rsid="00165f10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bcheese-dev</text:p>
      <text:p text:style-name="Standard"/>
      <text:p text:style-name="P1"><text:span text:style-name="T1">lsmod</text:span><text:span text:style-name="T3"> </text:span><text:span text:style-name="T2">es un comando de los sistemas Linux. Muestra los módulos cargables en el kernel que están cargados actualmente</text:span></text:p>
      <text:p text:style-name="P2"/>
      <text:p text:style-name="P2">sudo lsmod|grep uvcvideo</text:p>
      <text:p text:style-name="P2">uvcvideo <text:s text:c="14"/>94208 <text:s/>0</text:p>
      <text:p text:style-name="P2">videobuf2_vmalloc <text:s text:c="5"/>20480 <text:s/>1 uvcvideo</text:p>
      <text:p text:style-name="P2">videobuf2_v4l2 <text:s text:c="8"/>24576 <text:s/>1 uvcvideo</text:p>
      <text:p text:style-name="P2">videobuf2_common <text:s text:c="6"/>45056 <text:s/>2 videobuf2_v4l2,uvcvideo</text:p>
      <text:p text:style-name="P2">videodev <text:s text:c="13"/>204800 <text:s/>3 videobuf2_v4l2,uvcvideo,videobuf2_common</text:p>
      <text:p text:style-name="P2">media <text:s text:c="17"/>53248 <text:s/>4 videodev,videobuf2_v4l2,uvcvideo,videobuf2_common</text:p>
      <text:p text:style-name="P2"/>
      <text:p text:style-name="P2">sudo apt-get install libuvc-dev libuvc-doc libuvc0 uvccapture uvcdynctrl uvcdynctrl-data</text:p>
      <text:p text:style-name="P2"/>
      <text:p text:style-name="P3">Con lsusb muestra al enchufar la camara:</text:p>
      <text:p text:style-name="P3">Bus 001 Device 009: ID 04d6:e101 Mentor Graph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3:40:02.059645999</meta:creation-date>
    <dc:date>2019-11-27T15:02:12.017360504</dc:date>
    <meta:editing-duration>PT44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70" meta:character-count="648" meta:non-whitespace-character-count="521"/>
  </office:meta>
</office:document-meta>
</file>